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750" officeooo:paragraph-rsid="00164750"/>
    </style:style>
    <style:style style:name="P2" style:family="paragraph" style:parent-style-name="Standard">
      <style:text-properties officeooo:rsid="00174574" officeooo:paragraph-rsid="00174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ey0</text:p>
      <text:p text:style-name="P2">1234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55:22.342779993</meta:creation-date>
    <dc:date>2019-12-12T17:17:49.031968898</dc:date>
    <meta:editing-duration>PT5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" meta:word-count="2" meta:character-count="10" meta:non-whitespace-character-count="10"/>
  </office:meta>
</office:document-meta>
</file>